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_5f_-title">
      <style:graphic-properties fo:min-height="2.6cm" loext:decorative="false"/>
      <style:paragraph-properties style:writing-mode="lr-tb"/>
    </style:style>
    <style:style style:name="pr5" style:family="presentation" style:parent-style-name="DNA_5f_-outline1">
      <style:graphic-properties fo:min-height="9.135cm" loext:decorative="false"/>
      <style:paragraph-properties style:writing-mode="lr-tb"/>
    </style:style>
    <style:style style:name="pr6" style:family="presentation" style:parent-style-name="DNA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B Networks Free Software Project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Supporting Free Software and Open Sourc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_5f_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 text:style-name="P2">QB Networks Q&amp;A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 text:style-name="P3">Email to : <text:a xlink:href="mailto:mertgor@qbnetworks.xyz" xlink:type="simple">mertgor@qbnetworks.xyz</text:a></text:p>
              </text:list-item>
              <text:list-item>
                <text:p text:style-name="P3">GPG Key ID : 0xCD9E83BD9F84F0AB</text:p>
              </text:list-item>
              <text:list-item>
                <text:p text:style-name="P3">This document is licensed under the terms of <text:a xlink:href="https://github.com/masscollabs/Creative-Commons-Markdown/blob/main/4.0/by-sa.markdown" xlink:type="simple">CC BY-SA 4.0</text:a><text:s/>or later licens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-background" style:display-name="DNA_-background" style:family="presentation">
      <style:graphic-properties draw:stroke="none" draw:fill="none"/>
      <style:text-properties style:letter-kerning="true"/>
    </style:style>
    <style:style style:name="DNA_5f_-backgroundobjects" style:display-name="DNA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-notes" style:display-name="DN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-outline1" style:display-name="DNA_-outline1" style:family="presentation">
      <style:graphic-properties draw:stroke="none" draw:fill="none" draw:fill-color="#3399ff" draw:auto-grow-height="false" draw:fit-to-size="false" style:shrink-to-fit="true">
        <text:list-style style:name="DNA_5f_-outline1" style:display-name="DNA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-outline2" style:display-name="DNA_-outline2" style:family="presentation" style:parent-style-name="DNA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-outline3" style:display-name="DNA_-outline3" style:family="presentation" style:parent-style-name="DNA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-outline4" style:display-name="DNA_-outline4" style:family="presentation" style:parent-style-name="DNA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-outline5" style:display-name="DNA_-outline5" style:family="presentation" style:parent-style-name="DNA_5f_-outline4">
      <style:paragraph-properties fo:margin-left="0cm" fo:margin-right="0cm" fo:margin-top="0cm" fo:margin-bottom="0.074cm" fo:text-indent="0cm"/>
    </style:style>
    <style:style style:name="DNA_5f_-outline6" style:display-name="DNA_-outline6" style:family="presentation" style:parent-style-name="DNA_5f_-outline5"/>
    <style:style style:name="DNA_5f_-outline7" style:display-name="DNA_-outline7" style:family="presentation" style:parent-style-name="DNA_5f_-outline6"/>
    <style:style style:name="DNA_5f_-outline8" style:display-name="DNA_-outline8" style:family="presentation" style:parent-style-name="DNA_5f_-outline7"/>
    <style:style style:name="DNA_5f_-outline9" style:display-name="DNA_-outline9" style:family="presentation" style:parent-style-name="DNA_5f_-outline8"/>
    <style:style style:name="DNA_5f_-subtitle" style:display-name="DNA_-subtitle" style:family="presentation">
      <style:graphic-properties draw:stroke="none" draw:fill="none" draw:textarea-vertical-align="middle">
        <text:list-style style:name="DNA_5f_-subtitle" style:display-name="DN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-title" style:display-name="DNA_-title" style:family="presentation">
      <style:graphic-properties draw:stroke="none" draw:fill="none" draw:textarea-vertical-align="middle" draw:fit-to-size="false" style:shrink-to-fit="true">
        <text:list-style style:name="DNA_5f_-title" style:display-name="DN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gr15" style:family="graphic" style:parent-style-name="standard">
      <style:graphic-properties draw:stroke="solid" svg:stroke-width="0.045cm" svg:stroke-color="#2a6099" draw:fill="solid" draw:fill-color="#bcc2c9" fo:min-height="0.108cm" fo:min-width="0cm" fo:padding-top="0.123cm" fo:padding-bottom="0.123cm" fo:padding-left="0.248cm" fo:padding-right="0.248cm" loext:decorative="false"/>
    </style:style>
    <style:style style:name="Mgr16" style:family="graphic" style:parent-style-name="standard">
      <style:graphic-properties draw:stroke="solid" svg:stroke-width="0.055cm" svg:stroke-color="#ff4000" draw:fill="solid" draw:fill-color="#f2cdc4" fo:min-height="0.1cm" fo:min-width="0cm" fo:padding-top="0.127cm" fo:padding-bottom="0.127cm" fo:padding-left="0.252cm" fo:padding-right="0.252cm" loext:decorative="false"/>
    </style:style>
    <style:style style:name="Mgr17" style:family="graphic" style:parent-style-name="standard">
      <style:graphic-properties draw:stroke="solid" svg:stroke-width="0.05cm" svg:stroke-color="#2a6099" draw:fill="solid" draw:fill-color="#c7ced6" fo:min-height="0.104cm" fo:min-width="0cm" loext:decorative="false"/>
    </style:style>
    <style:style style:name="Mgr18" style:family="graphic" style:parent-style-name="standard">
      <style:graphic-properties draw:stroke="solid" svg:stroke-width="0.05cm" svg:stroke-color="#ff4000" draw:fill="solid" draw:fill-color="#e6c2b9" fo:min-height="0.104cm" fo:min-width="0cm" loext:decorative="false"/>
    </style:style>
    <style:style style:name="Mgr19" style:family="graphic" style:parent-style-name="standard">
      <style:graphic-properties draw:stroke="solid" svg:stroke-width="0.055cm" svg:stroke-color="#2a6099" draw:fill="solid" draw:fill-color="#d3dae3" fo:min-height="0.1cm" fo:min-width="0cm" fo:padding-top="0.127cm" fo:padding-bottom="0.127cm" fo:padding-left="0.252cm" fo:padding-right="0.252cm" loext:decorative="false"/>
    </style:style>
    <style:style style:name="Mgr20" style:family="graphic" style:parent-style-name="standard">
      <style:graphic-properties draw:stroke="solid" svg:stroke-width="0.045cm" svg:stroke-color="#ff4000" draw:fill="solid" draw:fill-color="#d9b8af" fo:min-height="0.108cm" fo:min-width="0cm" fo:padding-top="0.123cm" fo:padding-bottom="0.123cm" fo:padding-left="0.248cm" fo:padding-right="0.248cm" loext:decorative="false"/>
    </style:style>
    <style:style style:name="Mgr21" style:family="graphic" style:parent-style-name="standard">
      <style:graphic-properties draw:stroke="solid" svg:stroke-width="0.06cm" svg:stroke-color="#2a6099" draw:fill="solid" draw:fill-color="#dee6ef" fo:min-height="0.094cm" fo:min-width="0cm" fo:padding-top="0.13cm" fo:padding-bottom="0.13cm" fo:padding-left="0.255cm" fo:padding-right="0.255cm" loext:decorative="false"/>
    </style:style>
    <style:style style:name="Mgr22" style:family="graphic" style:parent-style-name="standard">
      <style:graphic-properties draw:stroke="solid" svg:stroke-width="0.04cm" svg:stroke-color="#ff4000" draw:fill="solid" draw:fill-color="#ccada5" fo:min-height="0.114cm" fo:min-width="0cm" fo:padding-top="0.12cm" fo:padding-bottom="0.12cm" fo:padding-left="0.245cm" fo:padding-right="0.245cm" loext:decorative="false"/>
    </style:style>
    <style:style style:name="Mgr23" style:family="graphic" style:parent-style-name="standard">
      <style:graphic-properties draw:stroke="solid" svg:stroke-width="0.04cm" svg:stroke-color="#2a6099" draw:fill="solid" draw:fill-color="#afb6bd" fo:min-height="0.114cm" fo:min-width="0cm" fo:padding-top="0.12cm" fo:padding-bottom="0.12cm" fo:padding-left="0.245cm" fo:padding-right="0.245cm" loext:decorative="false"/>
    </style:style>
    <style:style style:name="Mgr24" style:family="graphic" style:parent-style-name="standard">
      <style:graphic-properties draw:stroke="solid" svg:stroke-width="0.06cm" svg:stroke-color="#ff4000" draw:fill="solid" draw:fill-color="#ffd8ce" fo:min-height="0.094cm" fo:min-width="0cm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NA_5f_-backgroundobjects">
      <style:graphic-properties draw:fill="none" draw:fill-color="#ffffff" fo:min-height="1.085cm" loext:decorative="false"/>
      <style:paragraph-properties style:writing-mode="lr-tb"/>
    </style:style>
    <style:style style:name="Mpr5" style:family="presentation" style:parent-style-name="DNA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NA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" style:display-name="DNA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-title" draw:layer="backgroundobjects" svg:width="22.5cm" svg:height="2.6cm" svg:x="4.5cm" svg:y="0.6cm" presentation:class="title" presentation:placeholder="true">
        <draw:text-box/>
      </draw:frame>
      <draw:frame presentation:style-name="DNA_5f_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5" draw:start-glue-point="10" draw:end-shape="id5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7" draw:start-glue-point="10" draw:end-shape="id5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9" draw:start-glue-point="10" draw:end-shape="id6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1" draw:start-glue-point="10" draw:end-shape="id6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3" draw:start-glue-point="10" draw:end-shape="id6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5" draw:start-glue-point="10" draw:end-shape="id6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7" draw:start-glue-point="10" draw:end-shape="id6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9" draw:start-glue-point="10" draw:end-shape="id7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1" draw:start-glue-point="10" draw:end-shape="id7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3" draw:start-glue-point="10" draw:end-shape="id7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5" draw:start-glue-point="10" draw:end-shape="id7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7" draw:start-glue-point="10" draw:end-shape="id7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9" draw:start-glue-point="10" draw:end-shape="id8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1" draw:start-glue-point="10" draw:end-shape="id8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3" draw:start-glue-point="10" draw:end-shape="id8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5" draw:start-glue-point="10" draw:end-shape="id8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7" draw:start-glue-point="10" draw:end-shape="id8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9" draw:start-glue-point="10" draw:end-shape="id9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1" draw:start-glue-point="10" draw:end-shape="id9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3" draw:start-glue-point="10" draw:end-shape="id9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5" draw:start-glue-point="10" draw:end-shape="id9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7" draw:start-glue-point="10" draw:end-shape="id9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9" draw:start-glue-point="10" draw:end-shape="id10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101" draw:start-glue-point="10" draw:end-shape="id10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103" draw:start-glue-point="10" draw:end-shape="id10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105" draw:start-glue-point="10" draw:end-shape="id10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107" draw:start-glue-point="10" draw:end-shape="id108" draw:end-glue-point="6" svg:d="M3500 15950h-276-1449-275" svg:viewBox="0 0 2001 1">
          <text:p/>
        </draw:connector>
        <draw:custom-shape draw:style-name="Mgr15" draw:text-style-name="MP7" xml:id="id55" draw:id="id5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6" draw:id="id5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7" draw:id="id5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8" draw:id="id5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" draw:id="id5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" draw:id="id6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1" draw:id="id6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" draw:id="id6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" draw:id="id6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3" draw:id="id6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" draw:id="id6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6" draw:id="id6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7" draw:id="id6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8" draw:id="id6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9" draw:id="id6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0" draw:id="id7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1" draw:id="id7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" draw:id="id7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4" draw:id="id7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3" draw:id="id7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5" draw:id="id7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6" draw:id="id7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7" draw:id="id7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8" draw:id="id7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9" draw:id="id7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" draw:id="id8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1" draw:id="id8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2" draw:id="id8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4" draw:id="id8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" draw:id="id8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5" draw:id="id8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6" draw:id="id8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7" draw:id="id8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8" draw:id="id8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9" draw:id="id8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" draw:id="id9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1" draw:id="id9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2" draw:id="id9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4" draw:id="id9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" draw:id="id9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" draw:id="id9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6" draw:id="id9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7" draw:id="id9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8" draw:id="id9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9" draw:id="id9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0" draw:id="id10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1" draw:id="id10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2" draw:id="id10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4" draw:id="id10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3" draw:id="id10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05" draw:id="id10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6" draw:id="id10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07" draw:id="id10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08" draw:id="id10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-title" draw:layer="backgroundobjects" svg:width="17cm" svg:height="9.56cm" svg:x="2cm" svg:y="2.5cm" presentation:class="page"/>
        <draw:frame presentation:style-name="DNA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7:08:53.274675476</meta:creation-date>
    <dc:description>This work is licensed under a Creative Commons 0 License.
It makes use of the works of Alexander Wilms.</dc:description>
    <meta:generator>LibreOffice/25.2.3.2$Linux_X86_64 LibreOffice_project/520$Build-2</meta:generator>
    <dc:title>DNA</dc:title>
    <meta:editing-duration>PT1M47S</meta:editing-duration>
    <meta:editing-cycles>3</meta:editing-cycles>
    <dc:date>2025-11-28T17:10:39.313283949</dc:date>
    <meta:document-statistic meta:object-count="204"/>
  </office:meta>
</office:document-meta>
</file>